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officeooo:rsid="00163dd2" officeooo:paragraph-rsid="00163dd2"/>
    </style:style>
    <style:style style:name="P2" style:family="paragraph" style:parent-style-name="Standard">
      <style:text-properties fo:language="ru" fo:country="RU" fo:font-weight="bold" officeooo:rsid="0014bf1f" officeooo:paragraph-rsid="0014bf1f" style:font-weight-asian="bold" style:font-weight-complex="bold"/>
    </style:style>
    <style:style style:name="P3" style:family="paragraph" style:parent-style-name="Standard">
      <style:text-properties fo:language="ru" fo:country="RU" officeooo:rsid="00194cc3" officeooo:paragraph-rsid="00194cc3"/>
    </style:style>
    <style:style style:name="P4" style:family="paragraph" style:parent-style-name="Standard">
      <style:text-properties fo:language="ru" fo:country="RU" officeooo:rsid="001de17a" officeooo:paragraph-rsid="001de17a"/>
    </style:style>
    <style:style style:name="P5" style:family="paragraph" style:parent-style-name="Standard">
      <style:text-properties fo:language="ru" fo:country="RU" officeooo:rsid="002b1d38" officeooo:paragraph-rsid="003194b5"/>
    </style:style>
    <style:style style:name="P6" style:family="paragraph" style:parent-style-name="Standard">
      <style:text-properties fo:language="ru" fo:country="RU" officeooo:rsid="00347f61" officeooo:paragraph-rsid="00347f61"/>
    </style:style>
    <style:style style:name="P7" style:family="paragraph" style:parent-style-name="Standard">
      <style:text-properties fo:language="ru" fo:country="RU" fo:font-weight="bold" officeooo:rsid="0035465f" officeooo:paragraph-rsid="0035465f" style:font-weight-asian="bold" style:font-weight-complex="bold"/>
    </style:style>
    <style:style style:name="P8" style:family="paragraph" style:parent-style-name="Standard">
      <style:text-properties fo:language="ru" fo:country="RU" fo:font-weight="normal" officeooo:rsid="00381bd2" officeooo:paragraph-rsid="0039549d" style:font-weight-asian="normal" style:font-weight-complex="normal"/>
    </style:style>
    <style:style style:name="P9" style:family="paragraph" style:parent-style-name="Standard">
      <style:text-properties fo:language="ru" fo:country="RU" fo:font-weight="normal" officeooo:rsid="003abca1" officeooo:paragraph-rsid="003abca1" style:font-weight-asian="normal" style:font-weight-complex="normal"/>
    </style:style>
    <style:style style:name="P10" style:family="paragraph" style:parent-style-name="Standard">
      <style:text-properties fo:language="ru" fo:country="RU" fo:font-weight="normal" officeooo:rsid="003bec41" officeooo:paragraph-rsid="003bec41" style:font-weight-asian="normal" style:font-weight-complex="normal"/>
    </style:style>
    <style:style style:name="P11" style:family="paragraph" style:parent-style-name="Standard">
      <style:text-properties fo:language="ru" fo:country="RU" fo:font-weight="normal" officeooo:rsid="003d2501" officeooo:paragraph-rsid="003e62e1" style:font-weight-asian="normal" style:font-weight-complex="normal"/>
    </style:style>
    <style:style style:name="P12" style:family="paragraph" style:parent-style-name="Standard">
      <style:text-properties fo:language="ru" fo:country="RU" fo:font-weight="normal" officeooo:rsid="0042f896" officeooo:paragraph-rsid="0045cfd2" style:font-weight-asian="normal" style:font-weight-complex="normal"/>
    </style:style>
    <style:style style:name="P13" style:family="paragraph" style:parent-style-name="Standard">
      <style:text-properties fo:language="ru" fo:country="RU" fo:font-weight="normal" officeooo:rsid="0049ee96" officeooo:paragraph-rsid="0049ee96" style:font-weight-asian="normal" style:font-weight-complex="normal"/>
    </style:style>
    <style:style style:name="T1" style:family="text">
      <style:text-properties officeooo:rsid="00173173"/>
    </style:style>
    <style:style style:name="T2" style:family="text">
      <style:text-properties officeooo:rsid="001ac4f2"/>
    </style:style>
    <style:style style:name="T3" style:family="text">
      <style:text-properties officeooo:rsid="001fa975"/>
    </style:style>
    <style:style style:name="T4" style:family="text">
      <style:text-properties officeooo:rsid="002b37a4"/>
    </style:style>
    <style:style style:name="T5" style:family="text">
      <style:text-properties officeooo:rsid="0035465f"/>
    </style:style>
    <style:style style:name="T6" style:family="text">
      <style:text-properties officeooo:rsid="0039549d"/>
    </style:style>
    <style:style style:name="T7" style:family="text">
      <style:text-properties fo:language="en" fo:country="US"/>
    </style:style>
    <style:style style:name="T8" style:family="text">
      <style:text-properties fo:language="en" fo:country="US" officeooo:rsid="0039549d"/>
    </style:style>
    <style:style style:name="T9" style:family="text">
      <style:text-properties fo:language="en" fo:country="US" officeooo:rsid="003d6245"/>
    </style:style>
    <style:style style:name="T10" style:family="text">
      <style:text-properties fo:language="en" fo:country="US" officeooo:rsid="00405031"/>
    </style:style>
    <style:style style:name="T11" style:family="text">
      <style:text-properties fo:language="en" fo:country="US" officeooo:rsid="004a9616"/>
    </style:style>
    <style:style style:name="T12" style:family="text">
      <style:text-properties fo:language="en" fo:country="US" officeooo:rsid="004ab8ab"/>
    </style:style>
    <style:style style:name="T13" style:family="text">
      <style:text-properties fo:language="en" fo:country="US" officeooo:rsid="004bf2fc"/>
    </style:style>
    <style:style style:name="T14" style:family="text">
      <style:text-properties fo:language="en" fo:country="US" officeooo:rsid="004dee0b"/>
    </style:style>
    <style:style style:name="T15" style:family="text">
      <style:text-properties fo:language="en" fo:country="US" officeooo:rsid="004e5645"/>
    </style:style>
    <style:style style:name="T16" style:family="text">
      <style:text-properties officeooo:rsid="003d6245"/>
    </style:style>
    <style:style style:name="T17" style:family="text">
      <style:text-properties officeooo:rsid="00405031"/>
    </style:style>
    <style:style style:name="T18" style:family="text">
      <style:text-properties officeooo:rsid="0043af54"/>
    </style:style>
    <style:style style:name="T19" style:family="text">
      <style:text-properties officeooo:rsid="0044db5c"/>
    </style:style>
    <style:style style:name="T20" style:family="text">
      <style:text-properties officeooo:rsid="004737a9"/>
    </style:style>
    <style:style style:name="T21" style:family="text">
      <style:text-properties officeooo:rsid="004a9616"/>
    </style:style>
    <style:style style:name="T22" style:family="text">
      <style:text-properties officeooo:rsid="004ab8ab"/>
    </style:style>
    <style:style style:name="T23" style:family="text">
      <style:text-properties officeooo:rsid="004dee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Обзор: Иерархиченская блочно-ориентированная база данных.</text:p>
      <text:p text:style-name="P1">Цедб этого проекта создать бллочно ориентированную базу данных. <text:span text:style-name="T1">Эта база данных будет использовать в случаях когда (1) не критичо применение измененных данных немедленно, (2) изменения одних элементов базы данных, требу.т изменений других элементов и (3) данные иерархически структурированны, где дочерние объекты имеют доступ к родительским, особенно где изменение родительского объекта может требовать изменения тысяч дочерних объектов. Блок вычислительная база данных жостигает этих целей, сохраняя связные данные физически вместе, насклько это возможно, но также поддерживать схему обмена сообщениями между частями данных не являющимися ближайшими.</text:span></text:p>
      <text:p text:style-name="P3">Блочная база данных. Пример блочной базы данных поисан тут: <text:a xlink:type="simple" xlink:href="http://www.vldb.org/pvldb/vol6/p2014-xie.pdf" text:style-name="Internet_20_link"><text:span text:style-name="Internet_20_link">http://www.vldb.org/pvldb/vol6/p2014-xie.pdf</text:span></text:a>. <text:span text:style-name="T2">Сущность блочного вычисления в том что мы храним данные в блоках, которые могут быть сохранены, и когда накапливается много обновлений сделанных для блока, мы можем сделать все эти изменения в одно время. <text:s/>Эти изменения могут приветси к новым обновлениям, которые необходимы другим блокам. Это все может быть рассмотренно как создание большой электронной таблицы с изменениями данных в некоторых частях электронной таблицы (в некоторых блоках) влияют на вычисление в других местах электронной таблицы. Блочный подход к вычислению минимизирует дисковый ввод вывод, за счет иногда работающего обновления татящего мало времени на то что бы быть включенными.</text:span></text:p>
      <text:p text:style-name="P4">Иерархическаяя структура. <text:span text:style-name="T3">Ячейки базы данных организованны в иерархическую структуру, так что у ячеек есть доступ к контенту родительской ячейки, и так что изменения в родительской могут вызвать немедленные изменения в множестве дочерних ячеек. Потому что дочерние ячейки обычно будут сохранятся в том же блоке или блоках, мы можем обновить дочерние ячейки на основе изменения родительской ячейки, с намного меньшим колличеством ввода вывода,чем было бы с реляционной базой данных. Это запускает сценарий, в котором мы храним информацию о таблицах иерархически. Иерархия может состоять из группы таблиц, таблицы, столбца таблицы, строки, элемента ячейки, результата редактирования ячейки. В процессе вычисления ячейки нижней в иерархии (называли, Результат редактирования), информация может быть полученна от каждой вышестоящей ячейки. Таким образом если внесенное изменение относится к группе таблиц, их дочерние ячейки могут быть установлены для перерасчета, и таким образом многие могут вычислены сразу, не загружая информацию из многих различных точек базы данных. Если бы это было сделано на реляционной базе данных, то много соединений было бы необходимо, чтобы вывести информацию из таблиц, представляющих каждый уровень концептуальной иерархии.</text:span></text:p>
      <text:p text:style-name="P5">Обмен сообщениями. Ячейки могут также быть повторно вычислены на основе изменений не в той же иерархии. Цель состоит в том, чтобы быть в состоянии поддерживать <text:span text:style-name="T4">большие объемы обновления и гарантировать что обновления произошли, даже если есть отказы системы хранения, но нет мгновенных обновлений. Мы не вносим изменения в базу немедленно, но вместо этого пытаемся сгруппировать связанные изменения. Например, предположите что многие ячейки А,1 .. А, 1000000000 зависят от некоторых ячеек В,1 .. В, 100. Если изменение внесено в В, 1, мы, возможно, должны были бы делать изменения во многих тысячах ячеек расположенных во многих блоках. Вместо того чтобы делать каждое из этих изменений индивидуально, мы сгруппируем изменения на основе расположения блоков и создадим очередь сообщений с этими сгруппированными изменениями. Единственная очередь будет соответствовать группе блоков, поэтому даже если целевые ячейки будут во многих блоках, только небольшое количество очередей сообщений может быть необходимо. Очереди могут также включать сообщения от других изменений, например если будет изменение В, 2. Таким образом, большое количество изменений, вмещается в единственный блок, полученные как с изменением В, 1 и с изменениями в других клетках, могут быть обработаны одновременно.</text:span></text:p>
      <text:p text:style-name="P6"><text:soft-page-break/>Фоновая задача получает элементы из очереди и приоритизирует какой блок читать и обновлять, <text:s/>на основе колличества и важности обновления. Необходимость подхода состоит в том <text:s/>что чтение жесткого диска не значительный фактор во всей производительности базы данных, такой как скорость поиска. <text:span text:style-name="T5">Так только мы четаем секцию файла, мы можем так же с успехом прочитать <text:s/>всю секцию чем просто кусочек его, и сделать много изменений сразу. Потенциальное узкое место производительности в десериализации всего блока, но потенциальное улучшение в десериализации только части блоков которые необходимы.</text:span></text:p>
      <text:p text:style-name="P6"/>
      <text:p text:style-name="P7">Ячейки расположение и организация</text:p>
      <text:p text:style-name="P8">Для обеспечения связанных данных, которые будут сохранятся вместе, ассоциированные с каждой ячейкой <text:span text:style-name="T6">будет массив объектов </text:span><text:span text:style-name="T8">LocationIdentifier </text:span><text:span text:style-name="T6">определяющий иерархичесие расположение ячейки. <text:s/></text:span><text:span text:style-name="T8">LocationIdentifier </text:span><text:span text:style-name="T6">может быть использован для хранения </text:span><text:span text:style-name="T8">ID </text:span><text:span text:style-name="T6">строкой, </text:span><text:span text:style-name="T8">GuiD, byte, int16, int, long </text:span><text:span text:style-name="T6">и все это должно быть сконфигурированно так что объект использует минимвльное колличество обема данных (пространства).</text:span></text:p>
      <text:p text:style-name="P9">Вот <text:s/><text:span text:style-name="T8">LocationIdentifier </text:span>включающий <text:span text:style-name="T7">byte enum <text:s/></text:span><text:span text:style-name="T8">LocationIdentifier</text:span><text:span text:style-name="T7">Type</text:span></text:p>
      <text:p text:style-name="P9"><text:span text:style-name="T7"/></text:p>
      <text:p text:style-name="P9"><text:span text:style-name="T7"><text:s text:c="2"/>public enum LocationIdentifierType : byte { stringType, guidType, intType, longType };</text:span></text:p>
      <text:p text:style-name="P9"/>
      <text:p text:style-name="P10">Мы так же определим статический класс MakeLoc со следующим методом:</text:p>
      <text:p text:style-name="P10"/>
      <text:p text:style-name="P10"><text:s text:c="2"/>public static LocationIdentifier[] From(IEnumerable&lt;object&gt; x)</text:p>
      <text:p text:style-name="P10"/>
      <text:p text:style-name="P11">Каждая локация должныбыть уникальной. Наиболее общая область знаний хранится первой, наиболее часная область хранится последней. Так <text:span text:style-name="T7">{</text:span><text:span text:style-name="T9">“United States”, “Texas”, “Dallas”</text:span><text:span text:style-name="T7">} </text:span><text:span text:style-name="T9">п</text:span><text:span text:style-name="T16">релтавляет ячейку информации о “Texas”, “Dallas”. Структура данных для этой ячейки также позволяет (связанна с хранением) информации о “Texas” или </text:span><text:span text:style-name="T9">“United States”. </text:span><text:span text:style-name="T17">Значение ячейки для Далоса может включать различные типы информации о популяции, включать информацию о проценте населения страны находящимся в этом месте. Потому что это иерархическая структура, когда меняется данные о популяции в Далосе, Техас и</text:span><text:span text:style-name="T10"> US </text:span><text:span text:style-name="T17">популяции могут быть соответствующим образо скоректированны, и так же популяция </text:span><text:span text:style-name="T10">US </text:span><text:span text:style-name="T17">может быть найдена (без дльнейшего дискового ввода вывода) при вычислении процента американскогонаселения, представленного Далосом. Конечно, если американское население обновляется, процент американского населения представленного дуругими городами , может быть сразу изменен, без отдельных загрузок городов если они находятся в одном блоке.</text:span></text:p>
      <text:p text:style-name="P12">Иногда <text:span text:style-name="T20">первый</text:span> LocationIdentifier используется, чтобы указать тип информацииили <text:span text:style-name="T18">или </text:span>вычисения, которое будет выполнено (если мы хотим сгруппировать элементы того же типа вычисления, которые будут вычислены вместе). Так мы имеем стуркутур ячейки: {“Population”, “United States”, “Texas”, “Dallas”}. <text:span text:style-name="T19">Это может иметь смысл, если данные населения тесно взаимосвязанны и введение других типов данных (напрмер, погоды, экономические данные) означает что большие измененя должны быть распространены на другие районы. Иногда, последним LocationIdentifier может быть тип вычисления (если иначе будет множество клеток имеющих лругое расположение). Это может быть быть целеобразным, если надо сохранить данные о населении и погоде вместе для Даласа (например, потому что мы вычиляем некоторые значение испольующие их обоих). В других случаях, тип вычисления может быть опущен, если существует только один тип объекта для иерархии.</text:span></text:p>
      <text:p text:style-name="P13">В результате этого подхода мы можем использовать вложенную структуру двоичного дерева, чтобы выяснить, где определенный элемент есть или дожен быть сохранен. Есть внешнее двоичное дерево и внутреннее двоичное дерево. Информация о двоичном дереве описана подробно ниже. На данный момент важно то что внешние вершины двоичного дерева <text:span text:style-name="T21">указывают </text:span><text:soft-page-break/><text:span text:style-name="T21">на внутренние воичные деревья, и внутренние вершины двоичного дерева указывают на файлы или блоки </text:span><text:span text:style-name="T11">RAM. </text:span><text:span text:style-name="T22">Путем обхода внешнего бинарного дерева, мы найдем внутреннее бинарное дерево, а затем обходим внутреннее бинарное дерево, мы можем найти <text:s/>правильный файл (можно называть так же блок). Блоки могут быть разделен на концептуальных иерархиях, так что информация для Хьюстона, Техаса, может быть в отдельном блоке, чем информация о Далосе Техас. Это означает, что информация для клеток выше в иерархии, можетнуждаться в хранении в разных местах. Так информация для </text:span><text:span text:style-name="T12">р</text:span><text:span text:style-name="T15">о</text:span><text:span text:style-name="T12">дительской</text:span><text:span text:style-name="T22"> ячейки Техаса может быть сохранена в двух или более смежных блоках, и то же самое относится и к информации для родительской ячейки </text:span><text:span text:style-name="T13">US. </text:span><text:span text:style-name="T23">В этом случае, если мы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4T09:36:54.192000000</meta:creation-date>
    <dc:date>2015-02-25T14:42:08.691000000</dc:date>
    <meta:editing-duration>PT13H52M45S</meta:editing-duration>
    <meta:editing-cycles>48</meta:editing-cycles>
    <meta:generator>LibreOffice/4.2.5.2$Windows_x86 LibreOffice_project/61cb170a04bb1f12e77c884eab9192be736ec5f5</meta:generator>
    <meta:document-statistic meta:table-count="0" meta:image-count="0" meta:object-count="0" meta:page-count="3" meta:paragraph-count="15" meta:word-count="1117" meta:character-count="8318" meta:non-whitespace-character-count="7203"/>
  </office:meta>
</office:document-meta>
</file>